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vertical-align="middle" draw:auto-grow-height="false" fo:min-height="2.67cm" fo:min-width="2.4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ffff" draw:textarea-vertical-align="middle" draw:auto-grow-height="false" fo:min-height="6.67cm" fo:min-width="6.42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dash" draw:stroke-dash="Dot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textarea-vertical-align="middle" draw:auto-grow-height="false" fo:min-height="1.67cm" fo:min-width="6.4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1cm" fo:min-width="2.011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1cm" fo:min-width="3.342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 loext:decorative="false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6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1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43cm" loext:decorative="false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7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79cm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Dot" svg:stroke-width="0.035cm" svg:stroke-color="#000000" draw:marker-start-width="0.252cm" draw:marker-end="Arrow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5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18.25cm" svg:y="8.5cm">
          <text:p text:style-name="P1">Fabric 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7cm" svg:x="21.625cm" svg:y="1.125cm">
          <text:p text:style-name="P1">eFPGA Fabric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cm" svg:y1="8.5cm" svg:x2="21cm" svg:y2="7.75cm">
          <text:p/>
        </draw:line>
        <draw:line draw:style-name="gr3" draw:text-style-name="P3" draw:layer="layout" svg:x1="20.75cm" svg:y1="8.5cm" svg:x2="20.75cm" svg:y2="7.125cm">
          <text:p/>
        </draw:line>
        <draw:line draw:style-name="gr3" draw:text-style-name="P3" draw:layer="layout" svg:x1="20.5cm" svg:y1="8.5cm" svg:x2="20.5cm" svg:y2="6.5cm">
          <text:p/>
        </draw:line>
        <draw:line draw:style-name="gr3" draw:text-style-name="P3" draw:layer="layout" svg:x1="20.25cm" svg:y1="8.5cm" svg:x2="20.25cm" svg:y2="5.875cm">
          <text:p/>
        </draw:line>
        <draw:line draw:style-name="gr3" draw:text-style-name="P3" draw:layer="layout" svg:x1="20cm" svg:y1="8.5cm" svg:x2="20cm" svg:y2="5.25cm">
          <text:p/>
        </draw:line>
        <draw:line draw:style-name="gr3" draw:text-style-name="P3" draw:layer="layout" svg:x1="19.75cm" svg:y1="8.5cm" svg:x2="19.75cm" svg:y2="4.625cm">
          <text:p/>
        </draw:line>
        <draw:line draw:style-name="gr3" draw:text-style-name="P3" draw:layer="layout" svg:x1="19.5cm" svg:y1="8.5cm" svg:x2="19.5cm" svg:y2="4cm">
          <text:p/>
        </draw:line>
        <draw:line draw:style-name="gr3" draw:text-style-name="P3" draw:layer="layout" svg:x1="19.25cm" svg:y1="8.5cm" svg:x2="19.25cm" svg:y2="3.375cm">
          <text:p/>
        </draw:line>
        <draw:line draw:style-name="gr3" draw:text-style-name="P3" draw:layer="layout" svg:x1="19cm" svg:y1="8.5cm" svg:x2="19cm" svg:y2="2.75cm">
          <text:p/>
        </draw:line>
        <draw:line draw:style-name="gr3" draw:text-style-name="P3" draw:layer="layout" svg:x1="18.75cm" svg:y1="8.5cm" svg:x2="18.75cm" svg:y2="2.125cm">
          <text:p/>
        </draw:line>
        <draw:line draw:style-name="gr3" draw:text-style-name="P3" draw:layer="layout" svg:x1="18.5cm" svg:y1="8.5cm" svg:x2="18.5cm" svg:y2="1.5cm">
          <text:p/>
        </draw:line>
        <draw:line draw:style-name="gr3" draw:text-style-name="P3" draw:layer="layout" svg:x1="21.625cm" svg:y1="7.75cm" svg:x2="21cm" svg:y2="7.75cm">
          <text:p/>
        </draw:line>
        <draw:line draw:style-name="gr3" draw:text-style-name="P3" draw:layer="layout" svg:x1="21.625cm" svg:y1="7.125cm" svg:x2="20.75cm" svg:y2="7.125cm">
          <text:p/>
        </draw:line>
        <draw:line draw:style-name="gr3" draw:text-style-name="P3" draw:layer="layout" svg:x1="21.625cm" svg:y1="6.5cm" svg:x2="20.5cm" svg:y2="6.5cm">
          <text:p/>
        </draw:line>
        <draw:line draw:style-name="gr3" draw:text-style-name="P3" draw:layer="layout" svg:x1="21.625cm" svg:y1="5.874cm" svg:x2="20.25cm" svg:y2="5.875cm">
          <text:p/>
        </draw:line>
        <draw:line draw:style-name="gr3" draw:text-style-name="P3" draw:layer="layout" svg:x1="21.625cm" svg:y1="5.249cm" svg:x2="20cm" svg:y2="5.25cm">
          <text:p/>
        </draw:line>
        <draw:line draw:style-name="gr3" draw:text-style-name="P3" draw:layer="layout" svg:x1="21.625cm" svg:y1="4.624cm" svg:x2="19.75cm" svg:y2="4.625cm">
          <text:p/>
        </draw:line>
        <draw:line draw:style-name="gr3" draw:text-style-name="P3" draw:layer="layout" svg:x1="21.625cm" svg:y1="3.999cm" svg:x2="19.5cm" svg:y2="4cm">
          <text:p/>
        </draw:line>
        <draw:line draw:style-name="gr3" draw:text-style-name="P3" draw:layer="layout" svg:x1="21.625cm" svg:y1="3.375cm" svg:x2="19.25cm" svg:y2="3.375cm">
          <text:p/>
        </draw:line>
        <draw:line draw:style-name="gr3" draw:text-style-name="P3" draw:layer="layout" svg:x1="21.625cm" svg:y1="2.749cm" svg:x2="19cm" svg:y2="2.75cm">
          <text:p/>
        </draw:line>
        <draw:line draw:style-name="gr3" draw:text-style-name="P3" draw:layer="layout" svg:x1="21.625cm" svg:y1="2.124cm" svg:x2="18.75cm" svg:y2="2.125cm">
          <text:p/>
        </draw:line>
        <draw:line draw:style-name="gr3" draw:text-style-name="P3" draw:layer="layout" svg:x1="21.625cm" svg:y1="1.5cm" svg:x2="18.5cm" svg:y2="1.5cm">
          <text:p/>
        </draw:line>
        <draw:line draw:style-name="gr3" draw:text-style-name="P3" draw:layer="layout" svg:x1="21.25cm" svg:y1="11.25cm" svg:x2="28.25cm" svg:y2="11.25cm">
          <text:p/>
        </draw:line>
        <draw:line draw:style-name="gr3" draw:text-style-name="P3" draw:layer="layout" svg:x1="21.25cm" svg:y1="11cm" svg:x2="27.625cm" svg:y2="11cm">
          <text:p/>
        </draw:line>
        <draw:line draw:style-name="gr3" draw:text-style-name="P3" draw:layer="layout" svg:x1="21.25cm" svg:y1="10.75cm" svg:x2="27cm" svg:y2="10.75cm">
          <text:p/>
        </draw:line>
        <draw:line draw:style-name="gr3" draw:text-style-name="P3" draw:layer="layout" svg:x1="21.25cm" svg:y1="10.5cm" svg:x2="26.375cm" svg:y2="10.5cm">
          <text:p/>
        </draw:line>
        <draw:line draw:style-name="gr3" draw:text-style-name="P3" draw:layer="layout" svg:x1="21.25cm" svg:y1="10.25cm" svg:x2="25.75cm" svg:y2="10.25cm">
          <text:p/>
        </draw:line>
        <draw:line draw:style-name="gr3" draw:text-style-name="P3" draw:layer="layout" svg:x1="21.25cm" svg:y1="10cm" svg:x2="25.125cm" svg:y2="10cm">
          <text:p/>
        </draw:line>
        <draw:line draw:style-name="gr3" draw:text-style-name="P3" draw:layer="layout" svg:x1="21.25cm" svg:y1="9.75cm" svg:x2="24.5cm" svg:y2="9.75cm">
          <text:p/>
        </draw:line>
        <draw:line draw:style-name="gr3" draw:text-style-name="P3" draw:layer="layout" svg:x1="21.25cm" svg:y1="9.5cm" svg:x2="23.875cm" svg:y2="9.5cm">
          <text:p/>
        </draw:line>
        <draw:line draw:style-name="gr3" draw:text-style-name="P3" draw:layer="layout" svg:x1="21.25cm" svg:y1="9.25cm" svg:x2="23.25cm" svg:y2="9.25cm">
          <text:p/>
        </draw:line>
        <draw:line draw:style-name="gr3" draw:text-style-name="P3" draw:layer="layout" svg:x1="21.25cm" svg:y1="9cm" svg:x2="22.625cm" svg:y2="9cm">
          <text:p/>
        </draw:line>
        <draw:line draw:style-name="gr3" draw:text-style-name="P3" draw:layer="layout" svg:x1="21.25cm" svg:y1="8.75cm" svg:x2="22cm" svg:y2="8.75cm">
          <text:p/>
        </draw:line>
        <draw:line draw:style-name="gr3" draw:text-style-name="P3" draw:layer="layout" svg:x1="28.25cm" svg:y1="8.125cm" svg:x2="28.25cm" svg:y2="11.25cm">
          <text:p/>
        </draw:line>
        <draw:line draw:style-name="gr3" draw:text-style-name="P3" draw:layer="layout" svg:x1="27.625cm" svg:y1="8.125cm" svg:x2="27.625cm" svg:y2="11cm">
          <text:p/>
        </draw:line>
        <draw:line draw:style-name="gr3" draw:text-style-name="P3" draw:layer="layout" svg:x1="27cm" svg:y1="8.125cm" svg:x2="27cm" svg:y2="10.75cm">
          <text:p/>
        </draw:line>
        <draw:line draw:style-name="gr3" draw:text-style-name="P3" draw:layer="layout" svg:x1="26.374cm" svg:y1="8.125cm" svg:x2="26.375cm" svg:y2="10.5cm">
          <text:p/>
        </draw:line>
        <draw:line draw:style-name="gr3" draw:text-style-name="P3" draw:layer="layout" svg:x1="25.749cm" svg:y1="8.125cm" svg:x2="25.75cm" svg:y2="10.25cm">
          <text:p/>
        </draw:line>
        <draw:line draw:style-name="gr3" draw:text-style-name="P3" draw:layer="layout" svg:x1="25.124cm" svg:y1="8.125cm" svg:x2="25.125cm" svg:y2="10cm">
          <text:p/>
        </draw:line>
        <draw:line draw:style-name="gr3" draw:text-style-name="P3" draw:layer="layout" svg:x1="24.499cm" svg:y1="8.125cm" svg:x2="24.5cm" svg:y2="9.75cm">
          <text:p/>
        </draw:line>
        <draw:line draw:style-name="gr3" draw:text-style-name="P3" draw:layer="layout" svg:x1="23.875cm" svg:y1="8.125cm" svg:x2="23.875cm" svg:y2="9.5cm">
          <text:p/>
        </draw:line>
        <draw:line draw:style-name="gr3" draw:text-style-name="P3" draw:layer="layout" svg:x1="23.249cm" svg:y1="8.125cm" svg:x2="23.25cm" svg:y2="9.25cm">
          <text:p/>
        </draw:line>
        <draw:line draw:style-name="gr3" draw:text-style-name="P3" draw:layer="layout" svg:x1="22.624cm" svg:y1="8.125cm" svg:x2="22.625cm" svg:y2="9cm">
          <text:p/>
        </draw:line>
        <draw:line draw:style-name="gr3" draw:text-style-name="P3" draw:layer="layout" svg:x1="22cm" svg:y1="8.125cm" svg:x2="22cm" svg:y2="8.75cm">
          <text:p/>
        </draw:line>
        <draw:custom-shape draw:style-name="gr4" draw:text-style-name="P2" draw:layer="layout" svg:width="7cm" svg:height="2cm" svg:x="6cm" svg:y="2.25cm">
          <text:p text:style-name="P1">SPI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cm" svg:height="2cm" svg:x="6cm" svg:y="4.75cm">
          <text:p text:style-name="P1">SPI Peripher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625cm" svg:height="1.5cm" draw:transform="rotate (-1.5707963267949) translate (5cm 2.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6" draw:text-style-name="P4" draw:layer="layout" svg:width="1.702cm" svg:height="0.962cm" draw:transform="rotate (1.5707963267949) translate (3.788cm 5.375cm)">
          <draw:text-box>
            <text:p>Mux</text:p>
          </draw:text-box>
        </draw:frame>
        <draw:custom-shape draw:style-name="gr4" draw:text-style-name="P2" draw:layer="layout" svg:width="7cm" svg:height="2cm" svg:x="6cm" svg:y="7.25cm">
          <text:p text:style-name="P1">Fabric Config Periphera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375cm" svg:y1="9.5cm" svg:x2="9.375cm" svg:y2="10.875cm">
          <text:p/>
        </draw:line>
        <draw:custom-shape draw:style-name="gr8" draw:text-style-name="P2" draw:layer="layout" svg:width="7cm" svg:height="1.5cm" draw:transform="rotate (1.5707963267949) translate (14cm 9.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6" draw:text-style-name="P4" draw:layer="layout" svg:width="1.702cm" svg:height="0.962cm" draw:transform="rotate (-1.5707963267949) translate (15.337cm 5cm)">
          <draw:text-box>
            <text:p>Mux</text:p>
          </draw:text-box>
        </draw:frame>
        <draw:line draw:style-name="gr9" draw:text-style-name="P3" draw:layer="layout" svg:x1="13.125cm" svg:y1="3.25cm" svg:x2="13.875cm" svg:y2="3.25cm">
          <text:p/>
        </draw:line>
        <draw:line draw:style-name="gr9" draw:text-style-name="P3" draw:layer="layout" svg:x1="13.125cm" svg:y1="5.795cm" svg:x2="13.875cm" svg:y2="5.795cm">
          <text:p/>
        </draw:line>
        <draw:line draw:style-name="gr9" draw:text-style-name="P3" draw:layer="layout" svg:x1="13.125cm" svg:y1="8.295cm" svg:x2="13.875cm" svg:y2="8.295cm">
          <text:p/>
        </draw:line>
        <draw:frame draw:style-name="gr10" draw:text-style-name="P5" draw:layer="layout" svg:width="2.149cm" svg:height="1.195cm" svg:x="8.313cm" svg:y="10.88cm">
          <draw:text-box>
            <text:p><text:span text:style-name="T1">SoC</text:span></text:p>
          </draw:text-box>
        </draw:frame>
        <draw:line draw:style-name="gr11" draw:text-style-name="P3" draw:layer="layout" svg:x1="3.25cm" svg:y1="3.795cm" svg:x2="1.625cm" svg:y2="3.795cm">
          <text:p/>
        </draw:line>
        <draw:line draw:style-name="gr11" draw:text-style-name="P3" draw:layer="layout" svg:x1="3.25cm" svg:y1="4.295cm" svg:x2="1.625cm" svg:y2="4.295cm">
          <text:p/>
        </draw:line>
        <draw:line draw:style-name="gr11" draw:text-style-name="P3" draw:layer="layout" svg:x1="3.25cm" svg:y1="4.795cm" svg:x2="1.625cm" svg:y2="4.795cm">
          <text:p/>
        </draw:line>
        <draw:line draw:style-name="gr11" draw:text-style-name="P3" draw:layer="layout" svg:x1="3.25cm" svg:y1="5.295cm" svg:x2="1.625cm" svg:y2="5.295cm">
          <text:p/>
        </draw:line>
        <draw:frame draw:style-name="gr12" draw:text-style-name="P4" draw:layer="layout" svg:width="1.349cm" svg:height="0.962cm" svg:x="1.75cm" svg:y="2.045cm">
          <draw:text-box>
            <text:p>I/O</text:p>
          </draw:text-box>
        </draw:frame>
        <draw:frame draw:style-name="gr13" draw:text-style-name="P4" draw:layer="layout" svg:width="1.464cm" svg:height="0.662cm" svg:x="1.375cm" svg:y="3.17cm">
          <draw:text-box>
            <text:p><text:span text:style-name="T2">SCLK</text:span></text:p>
          </draw:text-box>
        </draw:frame>
        <draw:frame draw:style-name="gr14" draw:text-style-name="P4" draw:layer="layout" svg:width="1.014cm" svg:height="0.662cm" svg:x="1.375cm" svg:y="3.758cm">
          <draw:text-box>
            <text:p><text:span text:style-name="T2">CS</text:span></text:p>
          </draw:text-box>
        </draw:frame>
        <draw:frame draw:style-name="gr15" draw:text-style-name="P4" draw:layer="layout" svg:width="1.443cm" svg:height="0.662cm" svg:x="1.375cm" svg:y="4.27cm">
          <draw:text-box>
            <text:p><text:span text:style-name="T2">PICO</text:span></text:p>
          </draw:text-box>
        </draw:frame>
        <draw:frame draw:style-name="gr15" draw:text-style-name="P4" draw:layer="layout" svg:width="1.443cm" svg:height="0.662cm" svg:x="1.375cm" svg:y="4.758cm">
          <draw:text-box>
            <text:p text:style-name="P6"><text:span text:style-name="T2">POCI</text:span></text:p>
          </draw:text-box>
        </draw:frame>
        <draw:line draw:style-name="gr9" draw:text-style-name="P3" draw:layer="layout" svg:x1="5.875cm" svg:y1="3.295cm" svg:x2="5.125cm" svg:y2="3.295cm">
          <text:p/>
        </draw:line>
        <draw:line draw:style-name="gr9" draw:text-style-name="P3" draw:layer="layout" svg:x1="5.125cm" svg:y1="5.795cm" svg:x2="5.875cm" svg:y2="5.795cm">
          <text:p/>
        </draw:line>
        <draw:line draw:style-name="gr16" draw:text-style-name="P3" draw:layer="layout" svg:x1="15.75cm" svg:y1="5.75cm" svg:x2="16.875cm" svg:y2="5.75cm">
          <text:p/>
        </draw:line>
        <draw:line draw:style-name="gr16" draw:text-style-name="P3" draw:layer="layout" svg:x1="16.875cm" svg:y1="10cm" svg:x2="16.875cm" svg:y2="5.75cm">
          <text:p/>
        </draw:line>
        <draw:line draw:style-name="gr17" draw:text-style-name="P3" draw:layer="layout" svg:x1="16.875cm" svg:y1="10cm" svg:x2="18cm" svg:y2="10cm">
          <text:p/>
        </draw:line>
        <draw:frame draw:style-name="gr18" draw:text-style-name="P4" draw:layer="layout" svg:width="3.392cm" svg:height="0.806cm" svg:x="23.29cm" svg:y="11.306cm">
          <draw:text-box>
            <text:p><text:span text:style-name="T3">FrameStrobe</text:span></text:p>
          </draw:text-box>
        </draw:frame>
        <draw:frame draw:style-name="gr19" draw:text-style-name="P4" draw:layer="layout" svg:width="2.979cm" svg:height="0.806cm" draw:transform="rotate (1.5707963267949) translate (17.573cm 6.708cm)">
          <draw:text-box>
            <text:p><text:span text:style-name="T3">FrameData</text:span></text:p>
          </draw:text-box>
        </draw:frame>
        <draw:line draw:style-name="gr20" draw:text-style-name="P3" draw:layer="layout" svg:x1="9.5cm" svg:y1="1.545cm" svg:x2="9.5cm" svg:y2="2.17cm">
          <text:p/>
        </draw:line>
        <draw:line draw:style-name="gr21" draw:text-style-name="P3" draw:layer="layout" svg:x1="9.5cm" svg:y1="1.545cm" svg:x2="13.75cm" svg:y2="1.545cm">
          <text:p/>
        </draw:line>
        <draw:frame draw:style-name="gr22" draw:text-style-name="P4" draw:layer="layout" svg:width="4.6cm" svg:height="0.683cm" svg:x="9.3cm" svg:y="0.945cm">
          <draw:text-box>
            <text:p><text:span text:style-name="T4">Warmboot Slot / Trigger</text:span></text:p>
          </draw:text-box>
        </draw:frame>
        <draw:frame draw:style-name="gr23" draw:text-style-name="P4" draw:layer="layout" svg:width="2.958cm" svg:height="0.806cm" draw:transform="rotate (1.5707963267949) translate (16.069cm 9.175cm)">
          <draw:text-box>
            <text:p><text:span text:style-name="T3">Bitstre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16:32:07.990672613</meta:creation-date>
    <dc:date>2025-05-11T18:56:46.847779589</dc:date>
    <meta:editing-duration>PT56M18S</meta:editing-duration>
    <meta:editing-cycles>42</meta:editing-cycles>
    <meta:generator>LibreOffice/25.2.2.2$Linux_X86_64 LibreOffice_project/520$Build-2</meta:generator>
    <meta:document-statistic meta:object-count="78"/>
  </office:meta>
</office:document-meta>
</file>